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he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/>
          <table:table-cell table:style-name="ce13" office:value-type="string" calcext:value-type="string">
            <text:p>..</text:p>
          </table:table-cell>
          <table:table-cell table:style-name="ce63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in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sin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ange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osec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c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otange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সাত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আট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নয়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দ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এগা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বারো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তে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চৌদ্দ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পনে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ষোল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সতে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আঠারো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উনি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বি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একু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বাই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তেই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চব্বি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পঁচি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ছাব্বি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/>
          <table:table-cell table:style-name="ce16" office:value-type="string" calcext:value-type="string">
            <text:p>::.</text:p>
          </table:table-cell>
          <table:table-cell table:style-name="ce66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41" meta:object-count="0"/>
    <meta:generator>LibreOfficeDev/6.0.5.2$Linux_X86_64 LibreOffice_project/</meta:generator>
  </office:meta>
</office:document-meta>
</file>